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4568" calcext:value-type="float">
            <text:p>99.79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6056" calcext:value-type="float">
            <text:p>98.74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77704" calcext:value-type="float">
            <text:p>98.97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90024" calcext:value-type="float">
            <text:p>98.4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8896" calcext:value-type="float">
            <text:p>98.60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428" calcext:value-type="float">
            <text:p>99.0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1904" calcext:value-type="float">
            <text:p>98.29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2032" calcext:value-type="float">
            <text:p>97.79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8864" calcext:value-type="float">
            <text:p>96.8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31912" calcext:value-type="float">
            <text:p>96.8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49032" calcext:value-type="float">
            <text:p>96.64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7112" calcext:value-type="float">
            <text:p>96.5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88" calcext:value-type="float">
            <text:p>96.5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37424" calcext:value-type="float">
            <text:p>96.7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0496" calcext:value-type="float">
            <text:p>96.1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7328" calcext:value-type="float">
            <text:p>95.2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9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502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